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842cm"/>
    </style:style>
    <style:style style:name="co2" style:family="table-column">
      <style:table-column-properties fo:break-before="auto" style:column-width="4.408cm"/>
    </style:style>
    <style:style style:name="co3" style:family="table-column">
      <style:table-column-properties fo:break-before="auto" style:column-width="1.759cm"/>
    </style:style>
    <style:style style:name="co4" style:family="table-column">
      <style:table-column-properties fo:break-before="auto" style:column-width="2.798cm"/>
    </style:style>
    <style:style style:name="co5" style:family="table-column">
      <style:table-column-properties fo:break-before="auto" style:column-width="3.219cm"/>
    </style:style>
    <style:style style:name="co6" style:family="table-column">
      <style:table-column-properties fo:break-before="auto" style:column-width="1.981cm"/>
    </style:style>
    <style:style style:name="co7" style:family="table-column">
      <style:table-column-properties fo:break-before="auto" style:column-width="2.575cm"/>
    </style:style>
    <style:style style:name="co8" style:family="table-column">
      <style:table-column-properties fo:break-before="auto" style:column-width="2.526cm"/>
    </style:style>
    <style:style style:name="co9" style:family="table-column">
      <style:table-column-properties fo:break-before="auto" style:column-width="2.649cm"/>
    </style:style>
    <style:style style:name="co10" style:family="table-column">
      <style:table-column-properties fo:break-before="auto" style:column-width="3.417cm"/>
    </style:style>
    <style:style style:name="co11" style:family="table-column">
      <style:table-column-properties fo:break-before="auto" style:column-width="2.699cm"/>
    </style:style>
    <style:style style:name="co12" style:family="table-column">
      <style:table-column-properties fo:break-before="auto" style:column-width="11.933cm"/>
    </style:style>
    <style:style style:name="co13" style:family="table-column">
      <style:table-column-properties fo:break-before="auto" style:column-width="10.866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98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3" style:family="table-cell" style:parent-style-name="Heading_20_1">
      <style:table-cell-properties style:text-align-source="fix" style:repeat-content="false" style:vertical-align="middle"/>
      <style:paragraph-properties fo:text-align="center"/>
      <style:text-properties fo:color="#0d47a1" fo:font-weight="bold" style:font-weight-asian="bold" style:font-weight-complex="bold"/>
    </style:style>
    <style:style style:name="ce10" style:family="table-cell" style:parent-style-name="Heading_20_2">
      <style:table-cell-properties style:text-align-source="fix" style:repeat-content="false" style:vertical-align="middle"/>
      <style:paragraph-properties fo:text-align="center"/>
      <style:text-properties fo:color="#0d47a1" fo:font-weight="bold" style:font-weight-asian="bold" style:font-weight-complex="bold"/>
    </style:style>
    <style:style style:name="ce7" style:family="table-cell" style:parent-style-name="Default">
      <style:table-cell-properties fo:background-color="#fffde7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de7"/>
    </style:style>
    <style:style style:name="ce9" style:family="table-cell" style:parent-style-name="Default">
      <style:table-cell-properties fo:background-color="#fffde7"/>
      <style:text-properties fo:color="#2300dc"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fo:background-color="#ffe0b2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8e1"/>
    </style:style>
    <style:style style:name="ce12" style:family="table-cell" style:parent-style-name="Default">
      <style:table-cell-properties fo:background-color="#e7f5e0"/>
    </style:style>
    <style:style style:name="ce26" style:family="table-cell" style:parent-style-name="Default">
      <style:table-cell-properties fo:background-color="#e7f5e0" fo:wrap-option="wrap" style:vertical-align="middle"/>
    </style:style>
    <style:style style:name="ce13" style:family="table-cell" style:parent-style-name="Default">
      <style:table-cell-properties fo:background-color="#fbe9e7"/>
    </style:style>
    <style:style style:name="ce14" style:family="table-cell" style:parent-style-name="Default">
      <style:table-cell-properties fo:background-color="#ffe0b2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e0b2"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ackground-color="#e7f5e0" style:text-align-source="fix" style:repeat-content="false"/>
      <style:paragraph-properties fo:text-align="start" fo:margin-left="0cm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e7f5e0" style:vertical-align="middle"/>
    </style:style>
    <style:style style:name="ce34" style:family="table-cell" style:parent-style-name="Default" style:data-style-name="N2">
      <style:table-cell-properties fo:background-color="#e7f5e0" style:vertical-align="middle"/>
    </style:style>
    <style:style style:name="ce35" style:family="table-cell" style:parent-style-name="Default" style:data-style-name="N2"/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2300dc"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 style:data-style-name="N2">
      <style:text-properties fo:font-weight="bold" style:font-weight-asian="bold" style:font-weight-complex="bold"/>
    </style:style>
    <style:style style:name="ce19" style:family="table-cell" style:parent-style-name="Default" style:data-style-name="N2">
      <style:text-properties fo:color="#2300dc" fo:font-style="normal" fo:font-weight="bold" style:font-style-asian="normal" style:font-weight-asian="bold" style:font-style-complex="normal" style:font-weight-complex="bold"/>
    </style:style>
    <style:style style:name="ce20" style:family="table-cell" style:parent-style-name="Default" style:data-style-name="N2">
      <style:table-cell-properties fo:background-color="#ffe0b2"/>
      <style:text-properties fo:font-weight="bold" style:font-weight-asian="bold" style:font-weight-complex="bold"/>
    </style:style>
    <style:style style:name="ce21" style:family="table-cell" style:parent-style-name="Default" style:data-style-name="N2">
      <style:table-cell-properties fo:background-color="#fff8e1"/>
    </style:style>
    <style:style style:name="ce22" style:family="table-cell" style:parent-style-name="Default" style:data-style-name="N2">
      <style:table-cell-properties fo:background-color="#e7f5e0"/>
    </style:style>
    <style:style style:name="ce23" style:family="table-cell" style:parent-style-name="Default" style:data-style-name="N2">
      <style:table-cell-properties fo:background-color="#fbe9e7"/>
    </style:style>
    <style:style style:name="ce39" style:family="table-cell" style:parent-style-name="Default">
      <style:table-cell-properties fo:background-color="#fff8e1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e7f5e0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e7f5e0" style:vertical-align="middle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fbe9e7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fff8e1"/>
      <style:text-properties fo:color="#2300dc" fo:font-weight="bold" style:font-weight-asian="bold" style:font-weight-complex="bold"/>
    </style:style>
    <style:style style:name="ce52" style:family="table-cell" style:parent-style-name="Default">
      <style:table-cell-properties fo:background-color="#e7f5e0"/>
      <style:text-properties fo:color="#2300dc" fo:font-weight="bold" style:font-weight-asian="bold" style:font-weight-complex="bold"/>
    </style:style>
    <style:style style:name="ce53" style:family="table-cell" style:parent-style-name="Default">
      <style:table-cell-properties fo:background-color="#e7f5e0" style:vertical-align="middle"/>
      <style:text-properties fo:color="#2300dc" fo:font-weight="bold" style:font-weight-asian="bold" style:font-weight-complex="bold"/>
    </style:style>
    <style:style style:name="ce54" style:family="table-cell" style:parent-style-name="Default">
      <style:table-cell-properties fo:background-color="#fbe9e7"/>
      <style:text-properties fo:color="#2300dc" fo:font-weight="bold" style:font-weight-asian="bold" style:font-weight-complex="bold"/>
    </style:style>
    <style:style style:name="ce55" style:family="table-cell" style:parent-style-name="Default">
      <style:table-cell-properties fo:background-color="#ffe0b2"/>
      <style:text-properties fo:color="#2300dc" fo:font-weight="bold" style:font-weight-asian="bold" style:font-weight-complex="bold"/>
    </style:style>
    <style:style style:name="ce56" style:family="table-cell" style:parent-style-name="Default">
      <style:text-properties fo:color="#2300dc" fo:font-weight="bold" style:font-weight-asian="bold" style:font-weight-complex="bold"/>
    </style:style>
    <style:style style:name="ce57" style:family="table-cell" style:parent-style-name="Default" style:data-style-name="N2">
      <style:table-cell-properties fo:background-color="#ffe0b2"/>
      <style:text-properties fo:font-weight="normal" style:font-weight-asian="normal" style:font-weight-complex="normal"/>
    </style:style>
    <style:style style:name="ce58" style:family="table-cell" style:parent-style-name="Default">
      <style:table-cell-properties fo:wrap-option="wrap"/>
    </style:style>
    <style:style style:name="ce59" style:family="table-cell" style:parent-style-name="Default" style:data-style-name="N2">
      <style:table-cell-properties fo:background-color="#ffe0b2" fo:wrap-option="wrap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61" style:family="table-cell" style:parent-style-name="Default">
      <style:table-cell-properties fo:wrap-option="wrap" style:vertical-align="middle"/>
    </style:style>
    <style:style style:name="ce62" style:family="table-cell" style:parent-style-name="Default">
      <style:table-cell-properties fo:background-color="#ffe0b2" fo:wrap-option="wrap"/>
      <style:text-properties fo:font-weight="bold" style:font-weight-asian="bold" style:font-weight-complex="bold"/>
    </style:style>
    <style:style style:name="ce63" style:family="table-cell" style:parent-style-name="Default">
      <style:table-cell-properties style:vertical-align="middl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54 unidades tot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5"/>
        <table:table-column table:style-name="co4" table:default-cell-style-name="ce35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visibility="collapse" table:default-cell-style-name="ce58"/>
        <table:table-column table:style-name="co13" table:default-cell-style-name="ce58"/>
        <table:table-column table:style-name="co14" table:number-columns-repeated="1011" table:default-cell-style-name="Default"/>
        <table:table-row table:style-name="ro1">
          <table:table-cell table:style-name="ce3" office:value-type="string" calcext:value-type="string" table:number-columns-spanned="11" table:number-rows-spanned="1">
            <text:p>Circuito para Depuração 01 rev. 04</text:p>
          </table:table-cell>
          <table:covered-table-cell table:style-name="Heading_20_1"/>
          <table:covered-table-cell table:number-columns-repeated="2" table:style-name="Default"/>
          <table:covered-table-cell table:style-name="ce35"/>
          <table:covered-table-cell table:number-columns-repeated="3"/>
          <table:covered-table-cell table:number-columns-repeated="3" table:style-name="ce35"/>
          <table:table-cell table:number-columns-repeated="1013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35"/>
          <table:table-cell table:number-columns-repeated="3"/>
          <table:table-cell table:style-name="ce35" table:number-columns-repeated="3"/>
          <table:table-cell table:number-columns-repeated="1013"/>
        </table:table-row>
        <table:table-row table:style-name="ro3">
          <table:table-cell table:style-name="ce10" office:value-type="string" calcext:value-type="string" table:number-columns-spanned="11" table:number-rows-spanned="1">
            <text:p>Lista de Materiais para Produção</text:p>
            <text:p><text:span text:style-name="T1">(para atingir 54 unidades no total)</text:span></text:p>
          </table:table-cell>
          <table:covered-table-cell table:style-name="Heading_20_2"/>
          <table:covered-table-cell table:number-columns-repeated="2" table:style-name="Default"/>
          <table:covered-table-cell table:style-name="ce35"/>
          <table:covered-table-cell table:number-columns-repeated="3"/>
          <table:covered-table-cell table:number-columns-repeated="3" table:style-name="ce35"/>
          <table:table-cell table:number-columns-repeated="1013"/>
        </table:table-row>
        <table:table-row table:style-name="ro4">
          <table:table-cell table:style-name="Heading_20_2" table:number-columns-repeated="2"/>
          <table:table-cell table:style-name="Default" table:number-columns-repeated="2"/>
          <table:table-cell table:style-name="ce35"/>
          <table:table-cell table:number-columns-repeated="3"/>
          <table:table-cell table:style-name="ce35" table:number-columns-repeated="3"/>
          <table:table-cell table:number-columns-repeated="1013"/>
        </table:table-row>
        <table:table-row table:style-name="ro2">
          <table:table-cell table:style-name="ce7" office:value-type="string" calcext:value-type="string">
            <text:p>Qtd. desejada:</text:p>
          </table:table-cell>
          <table:table-cell table:style-name="ce7" office:value-type="float" office:value="54" calcext:value-type="float">
            <text:p>54</text:p>
          </table:table-cell>
          <table:table-cell table:style-name="Default"/>
          <table:table-cell table:style-name="ce1"/>
          <table:table-cell table:style-name="ce4"/>
          <table:table-cell table:style-name="ce1" table:number-columns-repeated="3"/>
          <table:table-cell table:style-name="ce35" table:number-columns-repeated="3"/>
          <table:table-cell table:number-columns-repeated="1013"/>
        </table:table-row>
        <table:table-row table:style-name="ro2">
          <table:table-cell table:style-name="ce8" office:value-type="string" calcext:value-type="string">
            <text:p>Qtd. concluída:</text:p>
          </table:table-cell>
          <table:table-cell table:style-name="ce8" office:value-type="float" office:value="11" calcext:value-type="float">
            <text:p>11</text:p>
          </table:table-cell>
          <table:table-cell table:style-name="Default" table:number-columns-repeated="2"/>
          <table:table-cell table:style-name="ce35"/>
          <table:table-cell table:number-columns-repeated="3"/>
          <table:table-cell table:style-name="ce35" table:number-columns-repeated="3"/>
          <table:table-cell table:number-columns-repeated="1013"/>
        </table:table-row>
        <table:table-row table:style-name="ro2">
          <table:table-cell table:style-name="ce8" office:value-type="string" calcext:value-type="string">
            <text:p>Qtd. PCIs prontas:</text:p>
          </table:table-cell>
          <table:table-cell table:style-name="ce8" office:value-type="float" office:value="16" calcext:value-type="float">
            <text:p>16</text:p>
          </table:table-cell>
          <table:table-cell table:style-name="Default" table:number-columns-repeated="2"/>
          <table:table-cell table:style-name="ce35"/>
          <table:table-cell table:number-columns-repeated="3"/>
          <table:table-cell table:style-name="ce35" table:number-columns-repeated="3"/>
          <table:table-cell table:number-columns-repeated="1013"/>
        </table:table-row>
        <table:table-row table:style-name="ro2">
          <table:table-cell table:style-name="ce8" office:value-type="string" calcext:value-type="string">
            <text:p>Qtd. PCIs necessárias:</text:p>
          </table:table-cell>
          <table:table-cell table:style-name="ce8" table:formula="of:=[.B5]-[.B6]-[.B7]" office:value-type="float" office:value="27" calcext:value-type="float">
            <text:p>27</text:p>
          </table:table-cell>
          <table:table-cell table:style-name="Default" table:number-columns-repeated="2"/>
          <table:table-cell table:style-name="ce35"/>
          <table:table-cell table:number-columns-repeated="3"/>
          <table:table-cell table:style-name="ce35" table:number-columns-repeated="3"/>
          <table:table-cell table:number-columns-repeated="1013"/>
        </table:table-row>
        <table:table-row table:style-name="ro2">
          <table:table-cell table:style-name="ce9" office:value-type="string" calcext:value-type="string">
            <text:p>Qtd. PCIs a produzir:</text:p>
          </table:table-cell>
          <table:table-cell table:style-name="ce9" office:value-type="float" office:value="28" calcext:value-type="float">
            <text:p>28</text:p>
          </table:table-cell>
          <table:table-cell table:style-name="Default"/>
          <table:table-cell table:style-name="ce2"/>
          <table:table-cell table:style-name="ce19"/>
          <table:table-cell table:style-name="ce2" table:number-columns-repeated="3"/>
          <table:table-cell table:style-name="ce35"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35"/>
          <table:table-cell table:number-columns-repeated="3"/>
          <table:table-cell table:style-name="ce35" table:number-columns-repeated="3"/>
          <table:table-cell table:number-columns-repeated="1013"/>
        </table:table-row>
        <table:table-row table:style-name="ro5">
          <table:table-cell table:style-name="ce18" office:value-type="string" calcext:value-type="string">
            <text:p>Item</text:p>
          </table:table-cell>
          <table:table-cell table:style-name="ce18" office:value-type="string" calcext:value-type="string">
            <text:p>Valor</text:p>
          </table:table-cell>
          <table:table-cell table:style-name="ce18" office:value-type="string" calcext:value-type="string">
            <text:p>Qtd./PCI</text:p>
          </table:table-cell>
          <table:table-cell table:style-name="ce18" office:value-type="string" calcext:value-type="string">
            <text:p>Qtd. Sub-Total</text:p>
          </table:table-cell>
          <table:table-cell table:style-name="ce20" office:value-type="string" calcext:value-type="string">
            <text:p>Fator de Margem</text:p>
          </table:table-cell>
          <table:table-cell table:style-name="ce18" office:value-type="string" calcext:value-type="string">
            <text:p>Qtd. Total</text:p>
          </table:table-cell>
          <table:table-cell table:style-name="ce18" office:value-type="string" calcext:value-type="string">
            <text:p>Qtd. Estoque</text:p>
          </table:table-cell>
          <table:table-cell table:style-name="ce18" office:value-type="string" calcext:value-type="string">
            <text:p>Qtd. Compra</text:p>
          </table:table-cell>
          <table:table-cell table:style-name="ce20" office:value-type="string" calcext:value-type="string">
            <text:p>Valor un. (R$)</text:p>
          </table:table-cell>
          <table:table-cell table:style-name="ce20" office:value-type="string" calcext:value-type="string">
            <text:p>Sub-total/PCI (R$)</text:p>
          </table:table-cell>
          <table:table-cell table:style-name="ce20" office:value-type="string" calcext:value-type="string">
            <text:p>Sub-total (R$)</text:p>
          </table:table-cell>
          <table:table-cell table:style-name="ce59" office:value-type="string" calcext:value-type="string">
            <text:p>Link Multcomercial</text:p>
          </table:table-cell>
          <table:table-cell table:style-name="ce62" office:value-type="string" calcext:value-type="string">
            <text:p>Link Baú da Eletrônica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PCI</text:p>
          </table:table-cell>
          <table:table-cell table:style-name="ce11" office:value-type="string" calcext:value-type="string">
            <text:p>---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$B$9]" office:value-type="float" office:value="28" calcext:value-type="float">
            <text:p>28</text:p>
          </table:table-cell>
          <table:table-cell table:style-name="ce21" office:value-type="float" office:value="1" calcext:value-type="float">
            <text:p>1,00</text:p>
          </table:table-cell>
          <table:table-cell table:style-name="ce39" table:formula="of:=ROUNDUP([.D12]*[.E12])" office:value-type="float" office:value="28" calcext:value-type="float">
            <text:p>28</text:p>
          </table:table-cell>
          <table:table-cell table:style-name="ce11" office:value-type="float" office:value="0" calcext:value-type="float">
            <text:p>0</text:p>
          </table:table-cell>
          <table:table-cell table:style-name="ce51" table:formula="of:=[.F12]-[.G12]" office:value-type="float" office:value="28" calcext:value-type="float">
            <text:p>28</text:p>
          </table:table-cell>
          <table:table-cell table:style-name="ce21" office:value-type="float" office:value="14.59" calcext:value-type="float">
            <text:p>14,59</text:p>
          </table:table-cell>
          <table:table-cell table:style-name="ce21" table:formula="of:=[.I12]*[.C12]" office:value-type="float" office:value="14.59" calcext:value-type="float">
            <text:p>14,59</text:p>
          </table:table-cell>
          <table:table-cell table:style-name="ce21" table:formula="of:=[.H12]*[.I12]" office:value-type="float" office:value="408.52" calcext:value-type="float">
            <text:p>408,52</text:p>
          </table:table-cell>
          <table:table-cell table:number-columns-repeated="2" office:value-type="string" calcext:value-type="string">
            <text:p>---</text:p>
          </table:table-cell>
          <table:table-cell table:number-columns-repeated="1011"/>
        </table:table-row>
        <table:table-row table:style-name="ro2">
          <table:table-cell table:style-name="ce12" office:value-type="string" calcext:value-type="string">
            <text:p>Resistor</text:p>
          </table:table-cell>
          <table:table-cell table:style-name="ce12" office:value-type="string" calcext:value-type="string">
            <text:p>270R/0,125W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.C13]*[.$B$9]" office:value-type="float" office:value="28" calcext:value-type="float">
            <text:p>28</text:p>
          </table:table-cell>
          <table:table-cell table:style-name="ce22" office:value-type="float" office:value="1.1" calcext:value-type="float">
            <text:p>1,10</text:p>
          </table:table-cell>
          <table:table-cell table:style-name="ce40" table:formula="of:=ROUNDUP([.D13]*[.E13])" office:value-type="float" office:value="31" calcext:value-type="float">
            <text:p>31</text:p>
          </table:table-cell>
          <table:table-cell table:style-name="ce12" office:value-type="float" office:value="0" calcext:value-type="float">
            <text:p>0</text:p>
          </table:table-cell>
          <table:table-cell table:style-name="ce52" table:formula="of:=[.F13]-[.G13]" office:value-type="float" office:value="31" calcext:value-type="float">
            <text:p>31</text:p>
          </table:table-cell>
          <table:table-cell table:style-name="ce22" office:value-type="float" office:value="0.05" calcext:value-type="float">
            <text:p>0,05</text:p>
          </table:table-cell>
          <table:table-cell table:style-name="ce22" table:formula="of:=[.I13]*[.C13]" office:value-type="float" office:value="0.05" calcext:value-type="float">
            <text:p>0,05</text:p>
          </table:table-cell>
          <table:table-cell table:style-name="ce22" table:formula="of:=[.H13]*[.I13]" office:value-type="float" office:value="1.55" calcext:value-type="float">
            <text:p>1,55</text:p>
          </table:table-cell>
          <table:table-cell table:style-name="ce60" office:value-type="string" calcext:value-type="string" table:number-columns-spanned="1" table:number-rows-spanned="2">
            <text:p><text:a xlink:href="https://www.multcomercial.com.br/resistor-de-filme-de-carbono-1-4-de-watt-cr25-5-de-tolerancia-0-22r-a-10m.html" xlink:type="simple">https://www.multcomercial.com.br/resistor-de-filme-de-carbono-1-4-de-watt-cr25-5-de-tolerancia-0-22r-a-10m.html</text:a></text:p>
          </table:table-cell>
          <table:table-cell table:number-columns-repeated="1012"/>
        </table:table-row>
        <table:table-row table:style-name="ro2">
          <table:table-cell table:style-name="ce12" office:value-type="string" calcext:value-type="string">
            <text:p>Resistor</text:p>
          </table:table-cell>
          <table:table-cell table:style-name="ce12" office:value-type="string" calcext:value-type="string">
            <text:p>10k/0,125W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formula="of:=[.C14]*[.$B$9]" office:value-type="float" office:value="112" calcext:value-type="float">
            <text:p>112</text:p>
          </table:table-cell>
          <table:table-cell table:style-name="ce22" office:value-type="float" office:value="1.1" calcext:value-type="float">
            <text:p>1,10</text:p>
          </table:table-cell>
          <table:table-cell table:style-name="ce40" table:formula="of:=ROUNDUP([.D14]*[.E14])" office:value-type="float" office:value="124" calcext:value-type="float">
            <text:p>124</text:p>
          </table:table-cell>
          <table:table-cell table:style-name="ce12" office:value-type="float" office:value="0" calcext:value-type="float">
            <text:p>0</text:p>
          </table:table-cell>
          <table:table-cell table:style-name="ce52" table:formula="of:=[.F14]-[.G14]" office:value-type="float" office:value="124" calcext:value-type="float">
            <text:p>124</text:p>
          </table:table-cell>
          <table:table-cell table:style-name="ce22" office:value-type="float" office:value="0.05" calcext:value-type="float">
            <text:p>0,05</text:p>
          </table:table-cell>
          <table:table-cell table:style-name="ce22" table:formula="of:=[.I14]*[.C14]" office:value-type="float" office:value="0.2" calcext:value-type="float">
            <text:p>0,20</text:p>
          </table:table-cell>
          <table:table-cell table:style-name="ce22" table:formula="of:=[.H14]*[.I14]" office:value-type="float" office:value="6.2" calcext:value-type="float">
            <text:p>6,20</text:p>
          </table:table-cell>
          <table:covered-table-cell/>
          <table:table-cell table:number-columns-repeated="1012"/>
        </table:table-row>
        <table:table-row table:style-name="ro2">
          <table:table-cell table:style-name="ce12" office:value-type="string" calcext:value-type="string">
            <text:p>Capacitor cerâmico</text:p>
          </table:table-cell>
          <table:table-cell table:style-name="ce12" office:value-type="string" calcext:value-type="string">
            <text:p>10nF/50V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formula="of:=[.C15]*[.$B$9]" office:value-type="float" office:value="84" calcext:value-type="float">
            <text:p>84</text:p>
          </table:table-cell>
          <table:table-cell table:style-name="ce22" office:value-type="float" office:value="1.1" calcext:value-type="float">
            <text:p>1,10</text:p>
          </table:table-cell>
          <table:table-cell table:style-name="ce40" table:formula="of:=ROUNDUP([.D15]*[.E15])" office:value-type="float" office:value="93" calcext:value-type="float">
            <text:p>93</text:p>
          </table:table-cell>
          <table:table-cell table:style-name="ce12" office:value-type="float" office:value="0" calcext:value-type="float">
            <text:p>0</text:p>
          </table:table-cell>
          <table:table-cell table:style-name="ce52" table:formula="of:=[.F15]-[.G15]" office:value-type="float" office:value="93" calcext:value-type="float">
            <text:p>93</text:p>
          </table:table-cell>
          <table:table-cell table:style-name="ce22" office:value-type="float" office:value="0.1" calcext:value-type="float">
            <text:p>0,10</text:p>
          </table:table-cell>
          <table:table-cell table:style-name="ce22" table:formula="of:=[.I15]*[.C15]" office:value-type="float" office:value="0.3" calcext:value-type="float">
            <text:p>0,30</text:p>
          </table:table-cell>
          <table:table-cell table:style-name="ce22" table:formula="of:=[.H15]*[.I15]" office:value-type="float" office:value="9.3" calcext:value-type="float">
            <text:p>9,30</text:p>
          </table:table-cell>
          <table:table-cell office:value-type="string" calcext:value-type="string">
            <text:p><text:a xlink:href="https://www.multcomercial.com.br/capacitor-ceramico-disco-10kpf-50v-103-10k-10nf-0-01uf-cod-1341.html" xlink:type="simple">https://www.multcomercial.com.br/capacitor-ceramico-disco-10kpf-50v-103-10k-10nf-0-01uf-cod-1341.html</text:a></text:p>
          </table:table-cell>
          <table:table-cell table:number-columns-repeated="1012"/>
        </table:table-row>
        <table:table-row table:style-name="ro2">
          <table:table-cell table:style-name="ce12" office:value-type="string" calcext:value-type="string">
            <text:p>Circuito Integrado</text:p>
          </table:table-cell>
          <table:table-cell table:style-name="ce29" office:value-type="float" office:value="7400" calcext:value-type="float">
            <text:p>7400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.C16]*[.$B$9]" office:value-type="float" office:value="28" calcext:value-type="float">
            <text:p>28</text:p>
          </table:table-cell>
          <table:table-cell table:style-name="ce22" office:value-type="float" office:value="1.1" calcext:value-type="float">
            <text:p>1,10</text:p>
          </table:table-cell>
          <table:table-cell table:style-name="ce40" table:formula="of:=ROUNDUP([.D16]*[.E16])" office:value-type="float" office:value="31" calcext:value-type="float">
            <text:p>31</text:p>
          </table:table-cell>
          <table:table-cell table:style-name="ce12" office:value-type="float" office:value="0" calcext:value-type="float">
            <text:p>0</text:p>
          </table:table-cell>
          <table:table-cell table:style-name="ce52" table:formula="of:=[.F16]-[.G16]" office:value-type="float" office:value="31" calcext:value-type="float">
            <text:p>31</text:p>
          </table:table-cell>
          <table:table-cell table:style-name="ce22" office:value-type="float" office:value="2.3" calcext:value-type="float">
            <text:p>2,30</text:p>
          </table:table-cell>
          <table:table-cell table:style-name="ce22" table:formula="of:=[.I16]*[.C16]" office:value-type="float" office:value="2.3" calcext:value-type="float">
            <text:p>2,30</text:p>
          </table:table-cell>
          <table:table-cell table:style-name="ce22" table:formula="of:=[.H16]*[.I16]" office:value-type="float" office:value="71.3" calcext:value-type="float">
            <text:p>71,30</text:p>
          </table:table-cell>
          <table:table-cell office:value-type="string" calcext:value-type="string">
            <text:p><text:a xlink:href="https://www.multcomercial.com.br/circuito-integrado-sn7400n-dip-14-cod-loja-954-texas.html" xlink:type="simple">https://www.multcomercial.com.br/circuito-integrado-sn7400n-dip-14-cod-loja-954-texas.html</text:a></text:p>
          </table:table-cell>
          <table:table-cell table:number-columns-repeated="1012"/>
        </table:table-row>
        <table:table-row table:style-name="ro2">
          <table:table-cell table:style-name="ce12" office:value-type="string" calcext:value-type="string">
            <text:p>Circuito Integrado</text:p>
          </table:table-cell>
          <table:table-cell table:style-name="ce29" office:value-type="string" calcext:value-type="string">
            <text:p>74LS3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.C17]*[.$B$9]" office:value-type="float" office:value="28" calcext:value-type="float">
            <text:p>28</text:p>
          </table:table-cell>
          <table:table-cell table:style-name="ce22" office:value-type="float" office:value="1.1" calcext:value-type="float">
            <text:p>1,10</text:p>
          </table:table-cell>
          <table:table-cell table:style-name="ce40" table:formula="of:=ROUNDUP([.D17]*[.E17])" office:value-type="float" office:value="31" calcext:value-type="float">
            <text:p>31</text:p>
          </table:table-cell>
          <table:table-cell table:style-name="ce12" office:value-type="float" office:value="0" calcext:value-type="float">
            <text:p>0</text:p>
          </table:table-cell>
          <table:table-cell table:style-name="ce52" table:formula="of:=[.F17]-[.G17]" office:value-type="float" office:value="31" calcext:value-type="float">
            <text:p>31</text:p>
          </table:table-cell>
          <table:table-cell table:style-name="ce22" office:value-type="float" office:value="3.5" calcext:value-type="float">
            <text:p>3,50</text:p>
          </table:table-cell>
          <table:table-cell table:style-name="ce22" table:formula="of:=[.I17]*[.C17]" office:value-type="float" office:value="3.5" calcext:value-type="float">
            <text:p>3,50</text:p>
          </table:table-cell>
          <table:table-cell table:style-name="ce22" table:formula="of:=[.H17]*[.I17]" office:value-type="float" office:value="108.5" calcext:value-type="float">
            <text:p>108,50</text:p>
          </table:table-cell>
          <table:table-cell office:value-type="string" calcext:value-type="string">
            <text:p><text:a xlink:href="https://www.multcomercial.com.br/circuito-integrado-sn74ls32n-dip14-texas.html" xlink:type="simple">https://www.multcomercial.com.br/circuito-integrado-sn74ls32n-dip14-texas.html</text:a></text:p>
          </table:table-cell>
          <table:table-cell table:number-columns-repeated="1012"/>
        </table:table-row>
        <table:table-row table:style-name="ro2">
          <table:table-cell table:style-name="ce12" office:value-type="string" calcext:value-type="string">
            <text:p>Circuito Integrado</text:p>
          </table:table-cell>
          <table:table-cell table:style-name="ce29" office:value-type="string" calcext:value-type="string">
            <text:p>74HCT86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.C18]*[.$B$9]" office:value-type="float" office:value="28" calcext:value-type="float">
            <text:p>28</text:p>
          </table:table-cell>
          <table:table-cell table:style-name="ce22" office:value-type="float" office:value="1.1" calcext:value-type="float">
            <text:p>1,10</text:p>
          </table:table-cell>
          <table:table-cell table:style-name="ce40" table:formula="of:=ROUNDUP([.D18]*[.E18])" office:value-type="float" office:value="31" calcext:value-type="float">
            <text:p>31</text:p>
          </table:table-cell>
          <table:table-cell table:style-name="ce12" office:value-type="float" office:value="0" calcext:value-type="float">
            <text:p>0</text:p>
          </table:table-cell>
          <table:table-cell table:style-name="ce52" table:formula="of:=[.F18]-[.G18]" office:value-type="float" office:value="31" calcext:value-type="float">
            <text:p>31</text:p>
          </table:table-cell>
          <table:table-cell table:style-name="ce22" office:value-type="float" office:value="3.15" calcext:value-type="float">
            <text:p>3,15</text:p>
          </table:table-cell>
          <table:table-cell table:style-name="ce22" table:formula="of:=[.I18]*[.C18]" office:value-type="float" office:value="3.15" calcext:value-type="float">
            <text:p>3,15</text:p>
          </table:table-cell>
          <table:table-cell table:style-name="ce22" table:formula="of:=[.H18]*[.I18]" office:value-type="float" office:value="97.65" calcext:value-type="float">
            <text:p>97,65</text:p>
          </table:table-cell>
          <table:table-cell office:value-type="string" calcext:value-type="string">
            <text:p><text:a xlink:href="https://www.multcomercial.com.br/circuito-integrado-sn74hct86e-dip14-harris.html" xlink:type="simple">https://www.multcomercial.com.br/circuito-integrado-sn74hct86e-dip14-harris.html</text:a></text:p>
          </table:table-cell>
          <table:table-cell table:number-columns-repeated="1012"/>
        </table:table-row>
        <table:table-row table:style-name="ro2">
          <table:table-cell table:style-name="ce12" office:value-type="string" calcext:value-type="string">
            <text:p>Soquete para CI</text:p>
          </table:table-cell>
          <table:table-cell table:style-name="ce12" office:value-type="string" calcext:value-type="string">
            <text:p>14 pinos/torneado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formula="of:=[.C19]*[.$B$9]" office:value-type="float" office:value="84" calcext:value-type="float">
            <text:p>84</text:p>
          </table:table-cell>
          <table:table-cell table:style-name="ce22" office:value-type="float" office:value="1.1" calcext:value-type="float">
            <text:p>1,10</text:p>
          </table:table-cell>
          <table:table-cell table:style-name="ce40" table:formula="of:=ROUNDUP([.D19]*[.E19])" office:value-type="float" office:value="93" calcext:value-type="float">
            <text:p>93</text:p>
          </table:table-cell>
          <table:table-cell table:style-name="ce12" office:value-type="float" office:value="0" calcext:value-type="float">
            <text:p>0</text:p>
          </table:table-cell>
          <table:table-cell table:style-name="ce52" table:formula="of:=[.F19]-[.G19]" office:value-type="float" office:value="93" calcext:value-type="float">
            <text:p>93</text:p>
          </table:table-cell>
          <table:table-cell table:style-name="ce22" office:value-type="float" office:value="1.9" calcext:value-type="float">
            <text:p>1,90</text:p>
          </table:table-cell>
          <table:table-cell table:style-name="ce22" table:formula="of:=[.I19]*[.C19]" office:value-type="float" office:value="5.7" calcext:value-type="float">
            <text:p>5,70</text:p>
          </table:table-cell>
          <table:table-cell table:style-name="ce22" table:formula="of:=[.H19]*[.I19]" office:value-type="float" office:value="176.7" calcext:value-type="float">
            <text:p>176,70</text:p>
          </table:table-cell>
          <table:table-cell office:value-type="string" calcext:value-type="string">
            <text:p><text:a xlink:href="https://www.multcomercial.com.br/soquete-torneado-cpt14-14-pinos-cod-loja-134-a-138.html" xlink:type="simple">https://www.multcomercial.com.br/soquete-torneado-cpt14-14-pinos-cod-loja-134-a-138.html</text:a></text:p>
          </table:table-cell>
          <table:table-cell office:value-type="string" calcext:value-type="string">
            <text:p><text:a xlink:href="https://www.baudaeletronica.com.br/soquete-torneado-14-pinos-dip.html" xlink:type="simple">https://www.baudaeletronica.com.br/soquete-torneado-14-pinos-dip.html</text:a></text:p>
          </table:table-cell>
          <table:table-cell table:number-columns-repeated="1011"/>
        </table:table-row>
        <table:table-row table:style-name="ro2">
          <table:table-cell table:style-name="ce12" office:value-type="string" calcext:value-type="string">
            <text:p>Chave DIP (DIP Switch)</text:p>
          </table:table-cell>
          <table:table-cell table:style-name="ce12" office:value-type="string" calcext:value-type="string">
            <text:p>4 vias/azul ou vermelha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.C20]*[.$B$9]" office:value-type="float" office:value="28" calcext:value-type="float">
            <text:p>28</text:p>
          </table:table-cell>
          <table:table-cell table:style-name="ce22" office:value-type="float" office:value="1.1" calcext:value-type="float">
            <text:p>1,10</text:p>
          </table:table-cell>
          <table:table-cell table:style-name="ce40" table:formula="of:=ROUNDUP([.D20]*[.E20])" office:value-type="float" office:value="31" calcext:value-type="float">
            <text:p>31</text:p>
          </table:table-cell>
          <table:table-cell table:style-name="ce12" office:value-type="float" office:value="0" calcext:value-type="float">
            <text:p>0</text:p>
          </table:table-cell>
          <table:table-cell table:style-name="ce52" table:formula="of:=[.F20]-[.G20]" office:value-type="float" office:value="31" calcext:value-type="float">
            <text:p>31</text:p>
          </table:table-cell>
          <table:table-cell table:style-name="ce22" office:value-type="float" office:value="2.9" calcext:value-type="float">
            <text:p>2,90</text:p>
          </table:table-cell>
          <table:table-cell table:style-name="ce22" table:formula="of:=[.I20]*[.C20]" office:value-type="float" office:value="2.9" calcext:value-type="float">
            <text:p>2,90</text:p>
          </table:table-cell>
          <table:table-cell table:style-name="ce22" table:formula="of:=[.H20]*[.I20]" office:value-type="float" office:value="89.9" calcext:value-type="float">
            <text:p>89,90</text:p>
          </table:table-cell>
          <table:table-cell office:value-type="string" calcext:value-type="string">
            <text:p><text:a xlink:href="https://www.multcomercial.com.br/chave-dip-switch-180-4-vias-ds1040-4bn-connfly.html" xlink:type="simple">https://www.multcomercial.com.br/chave-dip-switch-180-4-vias-ds1040-4bn-connfly.html</text:a></text:p>
          </table:table-cell>
          <table:table-cell table:number-columns-repeated="1012"/>
        </table:table-row>
        <table:table-row table:style-name="ro2">
          <table:table-cell table:style-name="ce12" office:value-type="string" calcext:value-type="string">
            <text:p>LED Convencional Difuso</text:p>
          </table:table-cell>
          <table:table-cell table:style-name="ce12" office:value-type="string" calcext:value-type="string">
            <text:p>5mm/Verde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.C21]*[.$B$9]" office:value-type="float" office:value="28" calcext:value-type="float">
            <text:p>28</text:p>
          </table:table-cell>
          <table:table-cell table:style-name="ce22" office:value-type="float" office:value="1.1" calcext:value-type="float">
            <text:p>1,10</text:p>
          </table:table-cell>
          <table:table-cell table:style-name="ce40" table:formula="of:=ROUNDUP([.D21]*[.E21])" office:value-type="float" office:value="31" calcext:value-type="float">
            <text:p>31</text:p>
          </table:table-cell>
          <table:table-cell table:style-name="ce12" office:value-type="float" office:value="0" calcext:value-type="float">
            <text:p>0</text:p>
          </table:table-cell>
          <table:table-cell table:style-name="ce52" table:formula="of:=[.F21]-[.G21]" office:value-type="float" office:value="31" calcext:value-type="float">
            <text:p>31</text:p>
          </table:table-cell>
          <table:table-cell table:style-name="ce22" office:value-type="float" office:value="0.24" calcext:value-type="float">
            <text:p>0,24</text:p>
          </table:table-cell>
          <table:table-cell table:style-name="ce22" table:formula="of:=[.I21]*[.C21]" office:value-type="float" office:value="0.24" calcext:value-type="float">
            <text:p>0,24</text:p>
          </table:table-cell>
          <table:table-cell table:style-name="ce22" table:formula="of:=[.H21]*[.I21]" office:value-type="float" office:value="7.44" calcext:value-type="float">
            <text:p>7,44</text:p>
          </table:table-cell>
          <table:table-cell/>
          <table:table-cell office:value-type="string" calcext:value-type="string">
            <text:p><text:a xlink:href="https://www.baudaeletronica.com.br/led-difuso-5mm-verde.html" xlink:type="simple">https://www.baudaeletronica.com.br/led-difuso-5mm-verde.html</text:a></text:p>
          </table:table-cell>
          <table:table-cell table:number-columns-repeated="1011"/>
        </table:table-row>
        <table:table-row table:style-name="ro2">
          <table:table-cell table:style-name="ce12" office:value-type="string" calcext:value-type="string">
            <text:p>Conector KRE (Bloco Terminal)</text:p>
          </table:table-cell>
          <table:table-cell table:style-name="ce12" office:value-type="string" calcext:value-type="string">
            <text:p>2 terminais/5mm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.C22]*[.$B$9]" office:value-type="float" office:value="28" calcext:value-type="float">
            <text:p>28</text:p>
          </table:table-cell>
          <table:table-cell table:style-name="ce22" office:value-type="float" office:value="1.1" calcext:value-type="float">
            <text:p>1,10</text:p>
          </table:table-cell>
          <table:table-cell table:style-name="ce40" table:formula="of:=ROUNDUP([.D22]*[.E22])" office:value-type="float" office:value="31" calcext:value-type="float">
            <text:p>31</text:p>
          </table:table-cell>
          <table:table-cell table:style-name="ce12" office:value-type="float" office:value="0" calcext:value-type="float">
            <text:p>0</text:p>
          </table:table-cell>
          <table:table-cell table:style-name="ce52" table:formula="of:=[.F22]-[.G22]" office:value-type="float" office:value="31" calcext:value-type="float">
            <text:p>31</text:p>
          </table:table-cell>
          <table:table-cell table:style-name="ce22" office:value-type="float" office:value="0.9" calcext:value-type="float">
            <text:p>0,90</text:p>
          </table:table-cell>
          <table:table-cell table:style-name="ce22" table:formula="of:=[.I22]*[.C22]" office:value-type="float" office:value="0.9" calcext:value-type="float">
            <text:p>0,90</text:p>
          </table:table-cell>
          <table:table-cell table:style-name="ce22" table:formula="of:=[.H22]*[.I22]" office:value-type="float" office:value="27.9" calcext:value-type="float">
            <text:p>27,90</text:p>
          </table:table-cell>
          <table:table-cell office:value-type="string" calcext:value-type="string">
            <text:p><text:a xlink:href="https://www.multcomercial.com.br/borne-de-uso-geral-com-2-vias-kre2-k301-500-2p-bs-passo-de-5-08mm.html" xlink:type="simple">https://www.multcomercial.com.br/borne-de-uso-geral-com-2-vias-kre2-k301-500-2p-bs-passo-de-5-08mm.html</text:a></text:p>
          </table:table-cell>
          <table:table-cell table:style-name="Default"/>
          <table:table-cell table:number-columns-repeated="1011"/>
        </table:table-row>
        <table:table-row table:style-name="ro6">
          <table:table-cell table:style-name="ce26" office:value-type="string" calcext:value-type="string">
            <text:p>Conector de Pinos (Pin Header) Macho</text:p>
          </table:table-cell>
          <table:table-cell table:style-name="ce26" office:value-type="string" calcext:value-type="string">
            <text:p>7 terminais (considerar as barras com 40 pinos)</text:p>
          </table:table-cell>
          <table:table-cell table:style-name="ce33" table:formula="of:=6*7/40" office:value-type="float" office:value="1.05" calcext:value-type="float">
            <text:p>1,05</text:p>
          </table:table-cell>
          <table:table-cell table:style-name="ce33" table:formula="of:=[.C23]*[.$B$9]" office:value-type="float" office:value="29.4" calcext:value-type="float">
            <text:p>29,4</text:p>
          </table:table-cell>
          <table:table-cell table:style-name="ce34" office:value-type="float" office:value="1.2" calcext:value-type="float">
            <text:p>1,20</text:p>
          </table:table-cell>
          <table:table-cell table:style-name="ce49" table:formula="of:=ROUNDUP([.D23]*[.E23])" office:value-type="float" office:value="36" calcext:value-type="float">
            <text:p>36</text:p>
          </table:table-cell>
          <table:table-cell table:style-name="ce33" office:value-type="float" office:value="0" calcext:value-type="float">
            <text:p>0</text:p>
          </table:table-cell>
          <table:table-cell table:style-name="ce53" table:formula="of:=[.F23]-[.G23]" office:value-type="float" office:value="36" calcext:value-type="float">
            <text:p>36</text:p>
          </table:table-cell>
          <table:table-cell table:style-name="ce34" office:value-type="float" office:value="1.14" calcext:value-type="float">
            <text:p>1,14</text:p>
          </table:table-cell>
          <table:table-cell table:style-name="ce34" table:formula="of:=[.I23]*[.C23]" office:value-type="float" office:value="1.197" calcext:value-type="float">
            <text:p>1,20</text:p>
          </table:table-cell>
          <table:table-cell table:style-name="ce34" table:formula="of:=[.H23]*[.I23]" office:value-type="float" office:value="41.04" calcext:value-type="float">
            <text:p>41,04</text:p>
          </table:table-cell>
          <table:table-cell table:style-name="ce61"/>
          <table:table-cell table:style-name="ce61" office:value-type="string" calcext:value-type="string">
            <text:p><text:a xlink:href="https://www.baudaeletronica.com.br/barra-de-pinos-40-vias-15mm-180-graus.html" xlink:type="simple">https://www.baudaeletronica.com.br/barra-de-pinos-40-vias-15mm-180-graus.html</text:a></text:p>
          </table:table-cell>
          <table:table-cell table:style-name="ce63" table:number-columns-repeated="1011"/>
        </table:table-row>
        <table:table-row table:style-name="ro6">
          <table:table-cell table:style-name="ce26" office:value-type="string" calcext:value-type="string">
            <text:p>Conector de Pinos (Pin Socket) Fêmea</text:p>
          </table:table-cell>
          <table:table-cell table:style-name="ce26" office:value-type="string" calcext:value-type="string">
            <text:p>5 terminais (considerar as barras com 40 pinos)</text:p>
          </table:table-cell>
          <table:table-cell table:style-name="ce34" table:formula="of:=2 * (5 + 1) / 40" office:value-type="float" office:value="0.3" calcext:value-type="float">
            <text:p>0,30</text:p>
          </table:table-cell>
          <table:table-cell table:style-name="ce33" table:formula="of:=[.C24]*[.$B$9]" office:value-type="float" office:value="8.4" calcext:value-type="float">
            <text:p>8,4</text:p>
          </table:table-cell>
          <table:table-cell table:style-name="ce34" office:value-type="float" office:value="1.2" calcext:value-type="float">
            <text:p>1,20</text:p>
          </table:table-cell>
          <table:table-cell table:style-name="ce49" table:formula="of:=ROUNDUP([.D24]*[.E24])" office:value-type="float" office:value="11" calcext:value-type="float">
            <text:p>11</text:p>
          </table:table-cell>
          <table:table-cell table:style-name="ce33" office:value-type="float" office:value="0" calcext:value-type="float">
            <text:p>0</text:p>
          </table:table-cell>
          <table:table-cell table:style-name="ce53" table:formula="of:=[.F24]-[.G24]" office:value-type="float" office:value="11" calcext:value-type="float">
            <text:p>11</text:p>
          </table:table-cell>
          <table:table-cell table:style-name="ce34" office:value-type="float" office:value="1.23" calcext:value-type="float">
            <text:p>1,23</text:p>
          </table:table-cell>
          <table:table-cell table:style-name="ce34" table:formula="of:=[.I24]*[.C24]" office:value-type="float" office:value="0.369" calcext:value-type="float">
            <text:p>0,37</text:p>
          </table:table-cell>
          <table:table-cell table:style-name="ce34" table:formula="of:=[.H24]*[.I24]" office:value-type="float" office:value="13.53" calcext:value-type="float">
            <text:p>13,53</text:p>
          </table:table-cell>
          <table:table-cell table:style-name="ce61"/>
          <table:table-cell table:style-name="ce61" office:value-type="string" calcext:value-type="string">
            <text:p><text:a xlink:href="https://www.baudaeletronica.com.br/barra-de-soquete-header-femea-40-vias.html" xlink:type="simple">https://www.baudaeletronica.com.br/barra-de-soquete-header-femea-40-vias.html</text:a></text:p>
          </table:table-cell>
          <table:table-cell table:style-name="ce63" table:number-columns-repeated="1011"/>
        </table:table-row>
        <table:table-row table:style-name="ro2">
          <table:table-cell table:style-name="ce13" office:value-type="string" calcext:value-type="string">
            <text:p>Cabo Paralelo Bicolor (m)</text:p>
          </table:table-cell>
          <table:table-cell table:style-name="ce13" office:value-type="string" calcext:value-type="string">
            <text:p>0,5mm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C25]*[.$B$9]" office:value-type="float" office:value="28" calcext:value-type="float">
            <text:p>28</text:p>
          </table:table-cell>
          <table:table-cell table:style-name="ce23" office:value-type="float" office:value="1.1" calcext:value-type="float">
            <text:p>1,10</text:p>
          </table:table-cell>
          <table:table-cell table:style-name="ce41" table:formula="of:=ROUNDUP([.D25]*[.E25])" office:value-type="float" office:value="31" calcext:value-type="float">
            <text:p>31</text:p>
          </table:table-cell>
          <table:table-cell table:style-name="ce13" office:value-type="float" office:value="0" calcext:value-type="float">
            <text:p>0</text:p>
          </table:table-cell>
          <table:table-cell table:style-name="ce54" table:formula="of:=[.F25]-[.G25]" office:value-type="float" office:value="31" calcext:value-type="float">
            <text:p>31</text:p>
          </table:table-cell>
          <table:table-cell table:style-name="ce23" office:value-type="float" office:value="1.4" calcext:value-type="float">
            <text:p>1,40</text:p>
          </table:table-cell>
          <table:table-cell table:style-name="ce23" table:formula="of:=[.I25]*[.C25]" office:value-type="float" office:value="1.4" calcext:value-type="float">
            <text:p>1,40</text:p>
          </table:table-cell>
          <table:table-cell table:style-name="ce23" table:formula="of:=[.H25]*[.I25]" office:value-type="float" office:value="43.4" calcext:value-type="float">
            <text:p>43,40</text:p>
          </table:table-cell>
          <table:table-cell office:value-type="string" calcext:value-type="string">
            <text:p><text:a xlink:href="https://www.multcomercial.com.br/cabo-paralelo-bicolor-2x0-20mm-mult-cabo-preco-por-metro.html" xlink:type="simple">https://www.multcomercial.com.br/cabo-paralelo-bicolor-2x0-20mm-mult-cabo-preco-por-metro.html</text:a></text:p>
          </table:table-cell>
          <table:table-cell table:style-name="ce61"/>
          <table:table-cell table:number-columns-repeated="1011"/>
        </table:table-row>
        <table:table-row table:style-name="ro2">
          <table:table-cell table:style-name="ce13" office:value-type="string" calcext:value-type="string">
            <text:p>Ponta Banana</text:p>
          </table:table-cell>
          <table:table-cell table:style-name="ce13" office:value-type="string" calcext:value-type="string">
            <text:p>Preta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C26]*[.$B$9]" office:value-type="float" office:value="28" calcext:value-type="float">
            <text:p>28</text:p>
          </table:table-cell>
          <table:table-cell table:style-name="ce23" office:value-type="float" office:value="1.1" calcext:value-type="float">
            <text:p>1,10</text:p>
          </table:table-cell>
          <table:table-cell table:style-name="ce41" table:formula="of:=ROUNDUP([.D26]*[.E26])" office:value-type="float" office:value="31" calcext:value-type="float">
            <text:p>31</text:p>
          </table:table-cell>
          <table:table-cell table:style-name="ce13" office:value-type="float" office:value="0" calcext:value-type="float">
            <text:p>0</text:p>
          </table:table-cell>
          <table:table-cell table:style-name="ce54" table:formula="of:=[.F26]-[.G26]" office:value-type="float" office:value="31" calcext:value-type="float">
            <text:p>31</text:p>
          </table:table-cell>
          <table:table-cell table:style-name="ce23" office:value-type="float" office:value="1.46" calcext:value-type="float">
            <text:p>1,46</text:p>
          </table:table-cell>
          <table:table-cell table:style-name="ce23" table:formula="of:=[.I26]*[.C26]" office:value-type="float" office:value="1.46" calcext:value-type="float">
            <text:p>1,46</text:p>
          </table:table-cell>
          <table:table-cell table:style-name="ce23" table:formula="of:=[.H26]*[.I26]" office:value-type="float" office:value="45.26" calcext:value-type="float">
            <text:p>45,26</text:p>
          </table:table-cell>
          <table:table-cell/>
          <table:table-cell office:value-type="string" calcext:value-type="string">
            <text:p><text:a xlink:href="https://www.baudaeletronica.com.br/plug-tipo-banana-preto.html" xlink:type="simple">https://www.baudaeletronica.com.br/plug-tipo-banana-preto.html</text:a></text:p>
          </table:table-cell>
          <table:table-cell table:number-columns-repeated="1011"/>
        </table:table-row>
        <table:table-row table:style-name="ro2">
          <table:table-cell table:style-name="ce13" office:value-type="string" calcext:value-type="string">
            <text:p>Ponta Banana</text:p>
          </table:table-cell>
          <table:table-cell table:style-name="ce13" office:value-type="string" calcext:value-type="string">
            <text:p>Vermelha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C27]*[.$B$9]" office:value-type="float" office:value="28" calcext:value-type="float">
            <text:p>28</text:p>
          </table:table-cell>
          <table:table-cell table:style-name="ce23" office:value-type="float" office:value="1.1" calcext:value-type="float">
            <text:p>1,10</text:p>
          </table:table-cell>
          <table:table-cell table:style-name="ce41" table:formula="of:=ROUNDUP([.D27]*[.E27])" office:value-type="float" office:value="31" calcext:value-type="float">
            <text:p>31</text:p>
          </table:table-cell>
          <table:table-cell table:style-name="ce13" office:value-type="float" office:value="0" calcext:value-type="float">
            <text:p>0</text:p>
          </table:table-cell>
          <table:table-cell table:style-name="ce54" table:formula="of:=[.F27]-[.G27]" office:value-type="float" office:value="31" calcext:value-type="float">
            <text:p>31</text:p>
          </table:table-cell>
          <table:table-cell table:style-name="ce23" office:value-type="float" office:value="1.43" calcext:value-type="float">
            <text:p>1,43</text:p>
          </table:table-cell>
          <table:table-cell table:style-name="ce23" table:formula="of:=[.I27]*[.C27]" office:value-type="float" office:value="1.43" calcext:value-type="float">
            <text:p>1,43</text:p>
          </table:table-cell>
          <table:table-cell table:style-name="ce23" table:formula="of:=[.H27]*[.I27]" office:value-type="float" office:value="44.33" calcext:value-type="float">
            <text:p>44,33</text:p>
          </table:table-cell>
          <table:table-cell office:value-type="string" calcext:value-type="string">
            <text:p><text:a xlink:href="https://www.multcomercial.com.br/pino-banana-vermelho-4mm-jl14011-jiali.html" xlink:type="simple">https://www.multcomercial.com.br/pino-banana-vermelho-4mm-jl14011-jiali.html</text:a></text:p>
          </table:table-cell>
          <table:table-cell office:value-type="string" calcext:value-type="string">
            <text:p><text:a xlink:href="https://www.baudaeletronica.com.br/plug-tipo-banana-vermelho.html" xlink:type="simple">https://www.baudaeletronica.com.br/plug-tipo-banana-vermelho.html</text:a></text:p>
          </table:table-cell>
          <table:table-cell table:number-columns-repeated="1011"/>
        </table:table-row>
        <table:table-row table:style-name="ro2">
          <table:table-cell table:style-name="ce13" office:value-type="string" calcext:value-type="string">
            <text:p>Terminal Ilhós Tubular Isolado</text:p>
          </table:table-cell>
          <table:table-cell table:style-name="ce13" office:value-type="string" calcext:value-type="string">
            <text:p>1mm/Vermelho ou Preto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C28]*[.$B$9]" office:value-type="float" office:value="56" calcext:value-type="float">
            <text:p>56</text:p>
          </table:table-cell>
          <table:table-cell table:style-name="ce23" office:value-type="float" office:value="1.1" calcext:value-type="float">
            <text:p>1,10</text:p>
          </table:table-cell>
          <table:table-cell table:style-name="ce41" table:formula="of:=ROUNDUP([.D28]*[.E28])" office:value-type="float" office:value="62" calcext:value-type="float">
            <text:p>62</text:p>
          </table:table-cell>
          <table:table-cell table:style-name="ce13" office:value-type="float" office:value="0" calcext:value-type="float">
            <text:p>0</text:p>
          </table:table-cell>
          <table:table-cell table:style-name="ce54" table:formula="of:=[.F28]-[.G28]" office:value-type="float" office:value="62" calcext:value-type="float">
            <text:p>62</text:p>
          </table:table-cell>
          <table:table-cell table:style-name="ce23" office:value-type="float" office:value="0.08" calcext:value-type="float">
            <text:p>0,08</text:p>
          </table:table-cell>
          <table:table-cell table:style-name="ce23" table:formula="of:=[.I28]*[.C28]" office:value-type="float" office:value="0.16" calcext:value-type="float">
            <text:p>0,16</text:p>
          </table:table-cell>
          <table:table-cell table:style-name="ce23" table:formula="of:=[.H28]*[.I28]" office:value-type="float" office:value="4.96" calcext:value-type="float">
            <text:p>4,96</text:p>
          </table:table-cell>
          <table:table-cell/>
          <table:table-cell office:value-type="string" calcext:value-type="string">
            <text:p><text:a xlink:href="https://www.baudaeletronica.com.br/terminal-ilhos-tubular-isolado-1-0mm-vermelho.html" xlink:type="simple">https://www.baudaeletronica.com.br/terminal-ilhos-tubular-isolado-1-0mm-vermelho.html</text:a></text:p>
          </table:table-cell>
          <table:table-cell table:number-columns-repeated="1011"/>
        </table:table-row>
        <table:table-row table:style-name="ro2">
          <table:table-cell table:style-name="ce13" office:value-type="string" calcext:value-type="string">
            <text:p>Espaguete Termo-Contrátil (m)</text:p>
          </table:table-cell>
          <table:table-cell table:style-name="ce13" office:value-type="string" calcext:value-type="string">
            <text:p>6mm</text:p>
          </table:table-cell>
          <table:table-cell table:style-name="ce13" office:value-type="float" office:value="0.05" calcext:value-type="float">
            <text:p>0,05</text:p>
          </table:table-cell>
          <table:table-cell table:style-name="ce13" table:formula="of:=[.C29]*[.$B$9]" office:value-type="float" office:value="1.4" calcext:value-type="float">
            <text:p>1,4</text:p>
          </table:table-cell>
          <table:table-cell table:style-name="ce23" office:value-type="float" office:value="1.1" calcext:value-type="float">
            <text:p>1,10</text:p>
          </table:table-cell>
          <table:table-cell table:style-name="ce41" table:formula="of:=ROUNDUP([.D29]*[.E29];1)" office:value-type="float" office:value="1.6" calcext:value-type="float">
            <text:p>1,6</text:p>
          </table:table-cell>
          <table:table-cell table:style-name="ce13" office:value-type="float" office:value="0" calcext:value-type="float">
            <text:p>0</text:p>
          </table:table-cell>
          <table:table-cell table:style-name="ce54" table:formula="of:=[.F29]-[.G29]" office:value-type="float" office:value="1.6" calcext:value-type="float">
            <text:p>1,6</text:p>
          </table:table-cell>
          <table:table-cell table:style-name="ce23" office:value-type="float" office:value="3.2" calcext:value-type="float">
            <text:p>3,20</text:p>
          </table:table-cell>
          <table:table-cell table:style-name="ce23" table:formula="of:=[.I29]*[.C29]" office:value-type="float" office:value="0.16" calcext:value-type="float">
            <text:p>0,16</text:p>
          </table:table-cell>
          <table:table-cell table:style-name="ce23" table:formula="of:=[.H29]*[.I29]" office:value-type="float" office:value="5.12" calcext:value-type="float">
            <text:p>5,12</text:p>
          </table:table-cell>
          <table:table-cell table:style-name="ce60" office:value-type="string" calcext:value-type="string" table:number-columns-spanned="1" table:number-rows-spanned="2">
            <text:p><text:a xlink:href="https://www.multcomercial.com.br/espaguete-termocontratil.html" xlink:type="simple">https://www.multcomercial.com.br/espaguete-termocontratil.html</text:a></text:p>
          </table:table-cell>
          <table:table-cell table:number-columns-repeated="1012"/>
        </table:table-row>
        <table:table-row table:style-name="ro2">
          <table:table-cell table:style-name="ce13" office:value-type="string" calcext:value-type="string">
            <text:p>Espaguete Termo-Contrátil (m)</text:p>
          </table:table-cell>
          <table:table-cell table:style-name="ce13" office:value-type="string" calcext:value-type="string">
            <text:p>3mm</text:p>
          </table:table-cell>
          <table:table-cell table:style-name="ce13" office:value-type="float" office:value="0.03" calcext:value-type="float">
            <text:p>0,03</text:p>
          </table:table-cell>
          <table:table-cell table:style-name="ce13" table:formula="of:=[.C30]*[.$B$9]" office:value-type="float" office:value="0.84" calcext:value-type="float">
            <text:p>0,84</text:p>
          </table:table-cell>
          <table:table-cell table:style-name="ce23" office:value-type="float" office:value="1.1" calcext:value-type="float">
            <text:p>1,10</text:p>
          </table:table-cell>
          <table:table-cell table:style-name="ce41" table:formula="of:=ROUNDUP([.D30]*[.E30];1)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54" table:formula="of:=[.F30]-[.G30]" office:value-type="float" office:value="1" calcext:value-type="float">
            <text:p>1</text:p>
          </table:table-cell>
          <table:table-cell table:style-name="ce23" office:value-type="float" office:value="1.8" calcext:value-type="float">
            <text:p>1,80</text:p>
          </table:table-cell>
          <table:table-cell table:style-name="ce23" table:formula="of:=[.I30]*[.C30]" office:value-type="float" office:value="0.054" calcext:value-type="float">
            <text:p>0,05</text:p>
          </table:table-cell>
          <table:table-cell table:style-name="ce23" table:formula="of:=[.H30]*[.I30]" office:value-type="float" office:value="1.8" calcext:value-type="float">
            <text:p>1,80</text:p>
          </table:table-cell>
          <table:covered-table-cell/>
          <table:table-cell table:number-columns-repeated="1012"/>
        </table:table-row>
        <table:table-row table:style-name="ro2">
          <table:table-cell table:style-name="ce13" office:value-type="string" calcext:value-type="string">
            <text:p>Ponta Banana-Jacaré</text:p>
          </table:table-cell>
          <table:table-cell table:style-name="ce13" office:value-type="string" calcext:value-type="string">
            <text:p>7,9cm/Preta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C31]*[.$B$9]" office:value-type="float" office:value="28" calcext:value-type="float">
            <text:p>28</text:p>
          </table:table-cell>
          <table:table-cell table:style-name="ce23" office:value-type="float" office:value="1.1" calcext:value-type="float">
            <text:p>1,10</text:p>
          </table:table-cell>
          <table:table-cell table:style-name="ce41" table:formula="of:=ROUNDUP([.D31]*[.E31])" office:value-type="float" office:value="31" calcext:value-type="float">
            <text:p>31</text:p>
          </table:table-cell>
          <table:table-cell table:style-name="ce13" office:value-type="float" office:value="0" calcext:value-type="float">
            <text:p>0</text:p>
          </table:table-cell>
          <table:table-cell table:style-name="ce54" table:formula="of:=[.F31]-[.G31]" office:value-type="float" office:value="31" calcext:value-type="float">
            <text:p>31</text:p>
          </table:table-cell>
          <table:table-cell table:style-name="ce23" office:value-type="float" office:value="2" calcext:value-type="float">
            <text:p>2,00</text:p>
          </table:table-cell>
          <table:table-cell table:style-name="ce23" table:formula="of:=[.I31]*[.C31]" office:value-type="float" office:value="2" calcext:value-type="float">
            <text:p>2,00</text:p>
          </table:table-cell>
          <table:table-cell table:style-name="ce23" table:formula="of:=[.H31]*[.I31]" office:value-type="float" office:value="62" calcext:value-type="float">
            <text:p>62,00</text:p>
          </table:table-cell>
          <table:table-cell office:value-type="string" calcext:value-type="string">
            <text:p><text:a xlink:href="https://www.multcomercial.com.br/garra-jacare-preto-gj0705-fusi-bras.html" xlink:type="simple">https://www.multcomercial.com.br/garra-jacare-preto-gj0705-fusi-bras.html</text:a></text:p>
          </table:table-cell>
          <table:table-cell table:number-columns-repeated="1012"/>
        </table:table-row>
        <table:table-row table:style-name="ro2">
          <table:table-cell table:style-name="ce13" office:value-type="string" calcext:value-type="string">
            <text:p>Ponta Banana-Jacaré</text:p>
          </table:table-cell>
          <table:table-cell table:style-name="ce13" office:value-type="string" calcext:value-type="string">
            <text:p>7,9cm/Vermelha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C32]*[.$B$9]" office:value-type="float" office:value="28" calcext:value-type="float">
            <text:p>28</text:p>
          </table:table-cell>
          <table:table-cell table:style-name="ce23" office:value-type="float" office:value="1.1" calcext:value-type="float">
            <text:p>1,10</text:p>
          </table:table-cell>
          <table:table-cell table:style-name="ce41" table:formula="of:=ROUNDUP([.D32]*[.E32])" office:value-type="float" office:value="31" calcext:value-type="float">
            <text:p>31</text:p>
          </table:table-cell>
          <table:table-cell table:style-name="ce13" office:value-type="float" office:value="0" calcext:value-type="float">
            <text:p>0</text:p>
          </table:table-cell>
          <table:table-cell table:style-name="ce54" table:formula="of:=[.F32]-[.G32]" office:value-type="float" office:value="31" calcext:value-type="float">
            <text:p>31</text:p>
          </table:table-cell>
          <table:table-cell table:style-name="ce23" office:value-type="float" office:value="2" calcext:value-type="float">
            <text:p>2,00</text:p>
          </table:table-cell>
          <table:table-cell table:style-name="ce23" table:formula="of:=[.I32]*[.C32]" office:value-type="float" office:value="2" calcext:value-type="float">
            <text:p>2,00</text:p>
          </table:table-cell>
          <table:table-cell table:style-name="ce23" table:formula="of:=[.H32]*[.I32]" office:value-type="float" office:value="62" calcext:value-type="float">
            <text:p>62,00</text:p>
          </table:table-cell>
          <table:table-cell office:value-type="string" calcext:value-type="string">
            <text:p><text:a xlink:href="https://www.multcomercial.com.br/garra-jacare-vermelho-gj0705-fusi-bras.html" xlink:type="simple">https://www.multcomercial.com.br/garra-jacare-vermelho-gj0705-fusi-bras.html</text:a>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35"/>
          <table:table-cell table:number-columns-repeated="3"/>
          <table:table-cell table:style-name="ce35" table:number-columns-repeated="3"/>
          <table:table-cell table:number-columns-repeated="1013"/>
        </table:table-row>
        <table:table-row table:style-name="ro2">
          <table:table-cell table:style-name="ce14" office:value-type="string" calcext:value-type="string" table:number-columns-spanned="9" table:number-rows-spanned="1">
            <text:p>TOTAL</text:p>
          </table:table-cell>
          <table:covered-table-cell table:number-columns-repeated="3" table:style-name="ce18"/>
          <table:covered-table-cell table:style-name="ce20"/>
          <table:covered-table-cell table:number-columns-repeated="3" table:style-name="ce18"/>
          <table:covered-table-cell table:style-name="ce20"/>
          <table:table-cell table:style-name="ce20" table:formula="of:=SUM([.J12:.J32])" office:value-type="float" office:value="44.06" calcext:value-type="float">
            <text:p>44,06</text:p>
          </table:table-cell>
          <table:table-cell table:style-name="ce20" table:formula="of:=SUM([.K12:.K32])" office:value-type="float" office:value="1328.4" calcext:value-type="float">
            <text:p>1328,40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30" office:value-type="string" calcext:value-type="string" table:number-columns-spanned="9" table:number-rows-spanned="1">
            <text:p>SUB-TOTAL PCI</text:p>
          </table:table-cell>
          <table:covered-table-cell table:number-columns-repeated="3" table:style-name="ce18"/>
          <table:covered-table-cell table:style-name="ce20"/>
          <table:covered-table-cell table:number-columns-repeated="2" table:style-name="ce18"/>
          <table:covered-table-cell table:style-name="ce55"/>
          <table:covered-table-cell table:style-name="ce20"/>
          <table:table-cell table:style-name="ce57" table:formula="of:=[.J12]" office:value-type="float" office:value="14.59" calcext:value-type="float">
            <text:p>14,59</text:p>
          </table:table-cell>
          <table:table-cell table:style-name="ce57" table:formula="of:=[.K12]" office:value-type="float" office:value="408.52" calcext:value-type="float">
            <text:p>408,52</text:p>
          </table:table-cell>
          <table:table-cell table:number-columns-repeated="1013"/>
        </table:table-row>
        <table:table-row table:style-name="ro2">
          <table:table-cell table:style-name="ce30" office:value-type="string" calcext:value-type="string" table:number-columns-spanned="9" table:number-rows-spanned="1">
            <text:p>SUB-TOTAL COMPONENTES</text:p>
          </table:table-cell>
          <table:covered-table-cell table:number-columns-repeated="8" table:style-name="ce32"/>
          <table:table-cell table:style-name="ce57" table:formula="of:=SUM([.J13:.J24])" office:value-type="float" office:value="20.806" calcext:value-type="float">
            <text:p>20,81</text:p>
          </table:table-cell>
          <table:table-cell table:style-name="ce57" table:formula="of:=SUM([.K13:.K24])" office:value-type="float" office:value="651.01" calcext:value-type="float">
            <text:p>651,01</text:p>
          </table:table-cell>
          <table:table-cell table:number-columns-repeated="1013"/>
        </table:table-row>
        <table:table-row table:style-name="ro2">
          <table:table-cell table:style-name="ce30" office:value-type="string" calcext:value-type="string" table:number-columns-spanned="9" table:number-rows-spanned="1">
            <text:p>SUB-TOTAL CABO BÁSICO</text:p>
          </table:table-cell>
          <table:covered-table-cell table:number-columns-repeated="8" table:style-name="ce32"/>
          <table:table-cell table:style-name="ce57" table:formula="of:=SUM([.J25:.J30])" office:value-type="float" office:value="4.664" calcext:value-type="float">
            <text:p>4,66</text:p>
          </table:table-cell>
          <table:table-cell table:style-name="ce57" table:formula="of:=SUM([.K25:.K30])" office:value-type="float" office:value="144.87" calcext:value-type="float">
            <text:p>144,87</text:p>
          </table:table-cell>
          <table:table-cell table:number-columns-repeated="1013"/>
        </table:table-row>
        <table:table-row table:style-name="ro2">
          <table:table-cell table:style-name="ce30" office:value-type="string" calcext:value-type="string" table:number-columns-spanned="9" table:number-rows-spanned="1">
            <text:p>SUB-TOTAL CABO COM ACESSÓRIO</text:p>
          </table:table-cell>
          <table:covered-table-cell table:number-columns-repeated="3" table:style-name="ce32"/>
          <table:covered-table-cell table:style-name="ce4"/>
          <table:covered-table-cell table:number-columns-repeated="2" table:style-name="ce32"/>
          <table:covered-table-cell table:style-name="ce56"/>
          <table:covered-table-cell table:style-name="ce4"/>
          <table:table-cell table:style-name="ce57" table:formula="of:=SUM([.J38];[.J31:.J32])" office:value-type="float" office:value="8.664" calcext:value-type="float">
            <text:p>8,66</text:p>
          </table:table-cell>
          <table:table-cell table:style-name="ce57" table:formula="of:=SUM([.K38];[.K31:.K32])" office:value-type="float" office:value="268.87" calcext:value-type="float">
            <text:p>268,87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35"/>
          <table:table-cell table:number-columns-repeated="2"/>
          <table:table-cell table:style-name="ce56"/>
          <table:table-cell table:style-name="ce35" table:number-columns-repeated="3"/>
          <table:table-cell table:number-columns-repeated="1013"/>
        </table:table-row>
        <table:table-row table:style-name="ro2">
          <table:table-cell table:style-name="ce30" office:value-type="string" calcext:value-type="string" table:number-columns-spanned="9" table:number-rows-spanned="1">
            <text:p>SUB-TOTAL CIRCUITO PARA DEPURAÇÃO 01</text:p>
          </table:table-cell>
          <table:covered-table-cell table:number-columns-repeated="3" table:style-name="ce18"/>
          <table:covered-table-cell table:style-name="ce20"/>
          <table:covered-table-cell table:number-columns-repeated="2" table:style-name="ce18"/>
          <table:covered-table-cell table:style-name="ce55"/>
          <table:covered-table-cell table:style-name="ce20"/>
          <table:table-cell table:style-name="ce57" table:formula="of:=SUM([.J36:.J37])" office:value-type="float" office:value="35.396" calcext:value-type="float">
            <text:p>35,40</text:p>
          </table:table-cell>
          <table:table-cell table:style-name="ce57" table:formula="of:=SUM([.K36:.K37])" office:value-type="float" office:value="1059.53" calcext:value-type="float">
            <text:p>1059,53</text:p>
          </table:table-cell>
          <table:table-cell table:number-columns-repeated="1013"/>
        </table:table-row>
        <table:table-row table:style-name="ro2">
          <table:table-cell table:style-name="ce30" office:value-type="string" calcext:value-type="string" table:number-columns-spanned="9" table:number-rows-spanned="1">
            <text:p><text:span text:style-name="T2">SUB-TOTAL CIRCUITO PARA DEPURAÇÃO 01</text:span> COM CABO BÁSICO</text:p>
          </table:table-cell>
          <table:covered-table-cell table:number-columns-repeated="8" table:style-name="ce32"/>
          <table:table-cell table:style-name="ce57" table:formula="of:=[.J41]+[.J38]" office:value-type="float" office:value="40.06" calcext:value-type="float">
            <text:p>40,06</text:p>
          </table:table-cell>
          <table:table-cell table:style-name="ce57" table:formula="of:=[.K41]+[.K38]" office:value-type="float" office:value="1204.4" calcext:value-type="float">
            <text:p>1204,40</text:p>
          </table:table-cell>
          <table:table-cell table:number-columns-repeated="1013"/>
        </table:table-row>
        <table:table-row table:style-name="ro2">
          <table:table-cell table:style-name="ce30" office:value-type="string" calcext:value-type="string" table:number-columns-spanned="9" table:number-rows-spanned="1">
            <text:p><text:span text:style-name="T2">SUB-TOTAL CIRCUITO PARA DEPURAÇÃO 01</text:span> COM CABO COM ACESSÓRIO</text:p>
          </table:table-cell>
          <table:covered-table-cell table:number-columns-repeated="8" table:style-name="ce32"/>
          <table:table-cell table:style-name="ce57" table:formula="of:=[.J41]+[.J39]" office:value-type="float" office:value="44.06" calcext:value-type="float">
            <text:p>44,06</text:p>
          </table:table-cell>
          <table:table-cell table:style-name="ce57" table:formula="of:=[.K41]+[.K39]" office:value-type="float" office:value="1328.4" calcext:value-type="float">
            <text:p>1328,40</text:p>
          </table:table-cell>
          <table:table-cell table:number-columns-repeated="1013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="76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5">00/00/0000</text:date>, <text:time style:data-style-name="N2" text:time-value="19:49:16.89441908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pt </meta:initial-creator>
    <meta:creation-date>2021-01-28T17:29:47.114900140</meta:creation-date>
    <meta:generator>LibreOffice/6.4.6.2$Linux_X86_64 LibreOffice_project/40$Build-2</meta:generator>
    <dc:date>2021-02-05T23:31:54.304024075</dc:date>
    <dc:creator>mpt </dc:creator>
    <meta:editing-duration>PT8H59M31S</meta:editing-duration>
    <meta:editing-cycles>21</meta:editing-cycles>
    <meta:document-statistic meta:table-count="1" meta:cell-count="302" meta:object-count="0"/>
  </office:meta>
</office:document-meta>
</file>